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2.2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71.4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9.8pt"/>
    </style:style>
    <style:style style:name="co13" style:family="table-column">
      <style:table-column-properties fo:break-before="auto" style:column-width="94.59pt"/>
    </style:style>
    <style:style style:name="co14" style:family="table-column">
      <style:table-column-properties fo:break-before="auto" style:column-width="99.55pt"/>
    </style:style>
    <style:style style:name="co15" style:family="table-column">
      <style:table-column-properties fo:break-before="auto" style:column-width="105.31pt"/>
    </style:style>
    <style:style style:name="co16" style:family="table-column">
      <style:table-column-properties fo:break-before="auto" style:column-width="102.84pt"/>
    </style:style>
    <style:style style:name="co17" style:family="table-column">
      <style:table-column-properties fo:break-before="auto" style:column-width="101.99pt"/>
    </style:style>
    <style:style style:name="co18" style:family="table-column">
      <style:table-column-properties fo:break-before="auto" style:column-width="113.56pt"/>
    </style:style>
    <style:style style:name="co19" style:family="table-column">
      <style:table-column-properties fo:break-before="auto" style:column-width="139.04pt"/>
    </style:style>
    <style:style style:name="co20" style:family="table-column">
      <style:table-column-properties fo:break-before="auto" style:column-width="115.2pt"/>
    </style:style>
    <style:style style:name="co21" style:family="table-column">
      <style:table-column-properties fo:break-before="auto" style:column-width="89.66pt"/>
    </style:style>
    <style:style style:name="co22" style:family="table-column">
      <style:table-column-properties fo:break-before="auto" style:column-width="64.09pt"/>
    </style:style>
    <style:style style:name="co23" style:family="table-column">
      <style:table-column-properties fo:break-before="auto" style:column-width="180.6pt"/>
    </style:style>
    <style:style style:name="co24" style:family="table-column">
      <style:table-column-properties fo:break-before="auto" style:column-width="171.35pt"/>
    </style:style>
    <style:style style:name="co25" style:family="table-column">
      <style:table-column-properties fo:break-before="auto" style:column-width="129.15pt"/>
    </style:style>
    <style:style style:name="co26" style:family="table-column">
      <style:table-column-properties fo:break-before="auto" style:column-width="80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COMNAP stations and camp sites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7" table:default-cell-style-name="ce19"/>
        <table:table-column table:style-name="co6" table:default-cell-style-name="ce19"/>
        <table:table-column table:style-name="co9" table:default-cell-style-name="ce19"/>
        <table:table-column table:style-name="co10" table:default-cell-style-name="ce19"/>
        <table:table-column table:style-name="co9" table:default-cell-style-name="ce19"/>
        <table:table-column table:style-name="co11" table:number-columns-repeated="1011" table:default-cell-style-name="ce19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2">
          <table:table-cell table:style-name="ce7" office:value-type="string" calcext:value-type="string">
            <text:p>Belgrano II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52.467" calcext:value-type="float">
            <text:p>52.4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7.617" calcext:value-type="float">
            <text:p>37.61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string" calcext:value-type="string">
            <text:p>Y</text:p>
          </table:table-cell>
          <table:table-cell table:style-name="ce8" office:value-type="string" calcext:value-type="string">
            <text:p>Argentina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3.722" calcext:value-type="float">
            <text:p>53.72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2.227" calcext:value-type="float">
            <text:p>52.22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ámara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5.631" calcext:value-type="float">
            <text:p>35.63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5.161" calcext:value-type="float">
            <text:p>55.16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cepcíon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.606" calcext:value-type="float">
            <text:p>58.60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2.042" calcext:value-type="float">
            <text:p>42.042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speranza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3.818" calcext:value-type="float">
            <text:p>23.81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9.883" calcext:value-type="float">
            <text:p>59.88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rlini (formally known as Jubany)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4.274" calcext:value-type="float">
            <text:p>14.27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0.011" calcext:value-type="float">
            <text:p>40.01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rambio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4.506" calcext:value-type="float">
            <text:p>14.50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37.393" calcext:value-type="float">
            <text:p>37.39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69" calcext:value-type="float">
            <text:p>196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tienzo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8.552" calcext:value-type="float">
            <text:p>58.55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.257" calcext:value-type="float">
            <text:p>4.25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elchior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.542" calcext:value-type="float">
            <text:p>19.54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.58" calcext:value-type="float">
            <text:p>58.5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Orcada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4.256" calcext:value-type="float">
            <text:p>44.25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4.243" calcext:value-type="float">
            <text:p>44.24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etrel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8.698" calcext:value-type="float">
            <text:p>28.69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3.86" calcext:value-type="float">
            <text:p>13.86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rimavera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9.351" calcext:value-type="float">
            <text:p>9.35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7.255" calcext:value-type="float">
            <text:p>57.255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n Martín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.818" calcext:value-type="float">
            <text:p>7.81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.176" calcext:value-type="float">
            <text:p>6.176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rgentina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Beaver Lake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48.18" calcext:value-type="float">
            <text:p>48.18</text:p>
          </table:table-cell>
          <table:table-cell table:style-name="ce14" office:value-type="string" calcext:value-type="string">
            <text:p>S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10.79" calcext:value-type="float">
            <text:p>10.79</text:p>
          </table:table-cell>
          <table:table-cell table:style-name="ce15" office:value-type="string" calcext:value-type="string">
            <text:p>E <text:s text:c="2"/>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8" office:value-type="string" calcext:value-type="string">
            <text:p>Australia</text:p>
          </table:table-cell>
          <table:table-cell table:style-name="ce14" office:value-type="string" calcext:value-type="string">
            <text:p>-999</text:p>
          </table:table-cell>
          <table:table-cell table:style-name="ce16" office:value-type="string" calcext:value-type="string">
            <text:p>Camp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sey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6.941" calcext:value-type="float">
            <text:p>16.94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31.608" calcext:value-type="float">
            <text:p>31.608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float" office:value="1969" calcext:value-type="float">
            <text:p>196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vi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34.556" calcext:value-type="float">
            <text:p>34.55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58.171" calcext:value-type="float">
            <text:p>58.171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dgeworth David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4.996" calcext:value-type="float">
            <text:p>14.99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6.253" calcext:value-type="float">
            <text:p>36.25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wson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6.159" calcext:value-type="float">
            <text:p>36.15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2.382" calcext:value-type="float">
            <text:p>52.38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ilkins Aerodrome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1.38" calcext:value-type="float">
            <text:p>41.3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29.074" calcext:value-type="float">
            <text:p>29.07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740" calcext:value-type="float">
            <text:p>74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aw - Racovita - Negoita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3.298" calcext:value-type="float">
            <text:p>23.29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2.842" calcext:value-type="float">
            <text:p>22.84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Australia &amp; Romania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rincess Elisabeth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56.991" calcext:value-type="float">
            <text:p>56.99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0.813" calcext:value-type="float">
            <text:p>20.81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Belgium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mandante Ferraz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.077" calcext:value-type="float">
            <text:p>5.07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3.554" calcext:value-type="float">
            <text:p>23.55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Brazil</text:p>
          </table:table-cell>
          <table:table-cell table:style-name="ce14" office:value-type="float" office:value="1984" calcext:value-type="float">
            <text:p>198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hridsk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8.443" calcext:value-type="float">
            <text:p>38.44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1.914" calcext:value-type="float">
            <text:p>21.91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Bulgaria</text:p>
          </table:table-cell>
          <table:table-cell table:style-name="ce14" office:value-type="float" office:value="1988" calcext:value-type="float">
            <text:p>1988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eutenant Arturo Parodi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8.716" calcext:value-type="float">
            <text:p>18.71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1.994" calcext:value-type="float">
            <text:p>21.99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880" calcext:value-type="float">
            <text:p>88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99" calcext:value-type="float">
            <text:p>199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eutenant Rodolfo Marsh M. Aerodrome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1.624" calcext:value-type="float">
            <text:p>11.62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8.798" calcext:value-type="float">
            <text:p>58.79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69" calcext:value-type="float">
            <text:p>196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turo Prat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8.76" calcext:value-type="float">
            <text:p>28.7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9.811" calcext:value-type="float">
            <text:p>39.81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ieutenant Luis Carvajal Villarroel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5.679" calcext:value-type="float">
            <text:p>45.67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54.889" calcext:value-type="float">
            <text:p>54.88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85" calcext:value-type="float">
            <text:p>198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ulio Escudero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.082" calcext:value-type="float">
            <text:p>12.08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7.761" calcext:value-type="float">
            <text:p>57.76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94" calcext:value-type="float">
            <text:p>199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duardo Frei Montalva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.014" calcext:value-type="float">
            <text:p>12.01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7.758" calcext:value-type="float">
            <text:p>57.75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69" calcext:value-type="float">
            <text:p>196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rnardo O'Higgins Riquelme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.257" calcext:value-type="float">
            <text:p>19.25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3.987" calcext:value-type="float">
            <text:p>53.98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pamont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.609" calcext:value-type="float">
            <text:p>12.60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6.084" calcext:value-type="float">
            <text:p>56.08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isopatrón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.712" calcext:value-type="float">
            <text:p>22.71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2.043" calcext:value-type="float">
            <text:p>42.04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resident Gabriel Gonzalez Videla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9.432" calcext:value-type="float">
            <text:p>49.4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1.45" calcext:value-type="float">
            <text:p>51.45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uillermo Mann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28.001" calcext:value-type="float">
            <text:p>28.001</text:p>
          </table:table-cell>
          <table:table-cell table:style-name="ce14" office:value-type="string" calcext:value-type="string">
            <text:p>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6.001" calcext:value-type="float">
            <text:p>46.001</text:p>
          </table:table-cell>
          <table:table-cell table:style-name="ce16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8" office:value-type="string" calcext:value-type="string">
            <text:p>Chile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string" calcext:value-type="string">
            <text:p>Station</text:p>
          </table:table-cell>
          <table:table-cell table:style-name="ce16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ub Base Yelcho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52.551" calcext:value-type="float">
            <text:p>52.55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35.028" calcext:value-type="float">
            <text:p>35.02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le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reat Wall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2.983" calcext:value-type="float">
            <text:p>12.98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7.867" calcext:value-type="float">
            <text:p>57.86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na</text:p>
          </table:table-cell>
          <table:table-cell table:style-name="ce14" office:value-type="float" office:value="1985" calcext:value-type="float">
            <text:p>198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unlu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25.017" calcext:value-type="float">
            <text:p>25.017</text:p>
          </table:table-cell>
          <table:table-cell table:style-name="ce14" office:value-type="string" calcext:value-type="string">
            <text:p>S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6.967" calcext:value-type="float">
            <text:p>6.967</text:p>
          </table:table-cell>
          <table:table-cell table:style-name="ce17" office:value-type="string" calcext:value-type="string">
            <text:p>E</text:p>
          </table:table-cell>
          <table:table-cell table:style-name="ce14" office:value-type="float" office:value="4087" calcext:value-type="float">
            <text:p>4087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na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aishan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51.833" calcext:value-type="float">
            <text:p>51.833</text:p>
          </table:table-cell>
          <table:table-cell table:style-name="ce14" office:value-type="string" calcext:value-type="string">
            <text:p>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58.483" calcext:value-type="float">
            <text:p>58.483</text:p>
          </table:table-cell>
          <table:table-cell table:style-name="ce17" office:value-type="string" calcext:value-type="string">
            <text:p>E</text:p>
          </table:table-cell>
          <table:table-cell table:style-name="ce14" office:value-type="float" office:value="2620" calcext:value-type="float">
            <text:p>262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China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Zhongshan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2.4" calcext:value-type="float">
            <text:p>22.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2.667" calcext:value-type="float">
            <text:p>22.66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China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ohann Gregor Mendel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48.038" calcext:value-type="float">
            <text:p>48.03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2.956" calcext:value-type="float">
            <text:p>52.956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Czech Republic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Ecuador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.259" calcext:value-type="float">
            <text:p>7.25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3.71" calcext:value-type="float">
            <text:p>23.7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Ecuador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ldonado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6.96" calcext:value-type="float">
            <text:p>26.9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4.458" calcext:value-type="float">
            <text:p>44.45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Ecuador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boa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.537" calcext:value-type="float">
            <text:p>2.53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4.441" calcext:value-type="float">
            <text:p>24.44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Finland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p Prud'homme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1.256" calcext:value-type="float">
            <text:p>41.25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54.43" calcext:value-type="float">
            <text:p>54.4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Franc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umont d'Urville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9.77" calcext:value-type="float">
            <text:p>39.7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France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ncordia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.998" calcext:value-type="float">
            <text:p>5.99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9.956" calcext:value-type="float">
            <text:p>19.956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3220" calcext:value-type="float">
            <text:p>322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France &amp; Italy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llman Lab at Base Carlin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4.257" calcext:value-type="float">
            <text:p>14.25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0.003" calcext:value-type="float">
            <text:p>40.00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Germany</text:p>
          </table:table-cell>
          <table:table-cell table:style-name="ce14" office:value-type="float" office:value="1994" calcext:value-type="float">
            <text:p>199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ntarctic Receiving Station (GARS)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.266" calcext:value-type="float">
            <text:p>19.26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4.056" calcext:value-type="float">
            <text:p>54.056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Germany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ondwana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8.13" calcext:value-type="float">
            <text:p>38.1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3.273" calcext:value-type="float">
            <text:p>13.27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Germany</text:p>
          </table:table-cell>
          <table:table-cell table:style-name="ce14" office:value-type="float" office:value="1983" calcext:value-type="float">
            <text:p>1983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ohnen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0.115" calcext:value-type="float">
            <text:p>0.11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.004" calcext:value-type="float">
            <text:p>4.00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2900" calcext:value-type="float">
            <text:p>29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Germany</text:p>
          </table:table-cell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eumayer III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0.635" calcext:value-type="float">
            <text:p>40.635</text:p>
          </table:table-cell>
          <table:table-cell table:style-name="ce14" office:value-type="string" calcext:value-type="string">
            <text:p>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6.296" calcext:value-type="float">
            <text:p>16.296</text:p>
          </table:table-cell>
          <table:table-cell table:style-name="ce17" office:value-type="string" calcext:value-type="string">
            <text:p>W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Germany</text:p>
          </table:table-cell>
          <table:table-cell table:style-name="ce14" office:value-type="float" office:value="1981" calcext:value-type="float">
            <text:p>198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harati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4" calcext:value-type="float">
            <text:p>24</text:p>
          </table:table-cell>
          <table:table-cell table:style-name="ce14" office:value-type="string" calcext:value-type="string">
            <text:p>S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8" office:value-type="string" calcext:value-type="string">
            <text:p>India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string" calcext:value-type="string">
            <text:p>Station</text:p>
          </table:table-cell>
          <table:table-cell table:style-name="ce16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akshin Gangotri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India</text:p>
          </table:table-cell>
          <table:table-cell table:style-name="ce14" office:value-type="float" office:value="1983" calcext:value-type="float">
            <text:p>1983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itri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6.01" calcext:value-type="float">
            <text:p>46.0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3.847" calcext:value-type="float">
            <text:p>43.84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ndia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owning Pass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7.374" calcext:value-type="float">
            <text:p>37.37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54.91" calcext:value-type="float">
            <text:p>54.91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taly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nigma Lake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3.15" calcext:value-type="float">
            <text:p>43.1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.663" calcext:value-type="float">
            <text:p>1.66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taly</text:p>
          </table:table-cell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d Point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32.502" calcext:value-type="float">
            <text:p>32.50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9.224" calcext:value-type="float">
            <text:p>49.22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2520" calcext:value-type="float">
            <text:p>252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taly</text:p>
          </table:table-cell>
          <table:table-cell table:style-name="ce14" office:value-type="float" office:value="1998" calcext:value-type="float">
            <text:p>1998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itry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9.104" calcext:value-type="float">
            <text:p>39.10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39.284" calcext:value-type="float">
            <text:p>39.28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600" calcext:value-type="float">
            <text:p>16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taly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rio Zucchelli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1.688" calcext:value-type="float">
            <text:p>41.68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6.796" calcext:value-type="float">
            <text:p>6.796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Italy</text:p>
          </table:table-cell>
          <table:table-cell table:style-name="ce14" office:value-type="float" office:value="1986" calcext:value-type="float">
            <text:p>198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17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1.685" calcext:value-type="float">
            <text:p>1.68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.547" calcext:value-type="float">
            <text:p>5.54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620" calcext:value-type="float">
            <text:p>62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Japan</text:p>
          </table:table-cell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suka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1.576" calcext:value-type="float">
            <text:p>31.57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6.751" calcext:value-type="float">
            <text:p>6.751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Japan</text:p>
          </table:table-cell>
          <table:table-cell table:style-name="ce14" office:value-type="float" office:value="1984" calcext:value-type="float">
            <text:p>198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ome Fuji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9.025" calcext:value-type="float">
            <text:p>19.02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1.926" calcext:value-type="float">
            <text:p>41.926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3810" calcext:value-type="float">
            <text:p>38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Japan</text:p>
          </table:table-cell>
          <table:table-cell table:style-name="ce14" office:value-type="float" office:value="1995" calcext:value-type="float">
            <text:p>199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zuho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1.943" calcext:value-type="float">
            <text:p>41.94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6.669" calcext:value-type="float">
            <text:p>16.669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Japan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yowa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0.247" calcext:value-type="float">
            <text:p>0.24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4.91" calcext:value-type="float">
            <text:p>34.91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Japan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King Sejong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3.394" calcext:value-type="float">
            <text:p>13.39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7.19" calcext:value-type="float">
            <text:p>47.1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epublic of Korea</text:p>
          </table:table-cell>
          <table:table-cell table:style-name="ce14" office:value-type="float" office:value="1988" calcext:value-type="float">
            <text:p>1988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ang Bogo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Republic of Korea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irck Gerritsz Laboratory 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4.118" calcext:value-type="float">
            <text:p>34.11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.463" calcext:value-type="float">
            <text:p>7.463</text:p>
          </table:table-cell>
          <table:table-cell table:style-name="ce14" office:value-type="string" calcext:value-type="string">
            <text:p>W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Y</text:p>
          </table:table-cell>
          <table:table-cell table:style-name="ce8" office:value-type="string" calcext:value-type="string">
            <text:p>Netherlands &amp; UK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cott Base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50.966" calcext:value-type="float">
            <text:p>50.96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46.037" calcext:value-type="float">
            <text:p>46.03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New Zealand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or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53.371" calcext:value-type="float">
            <text:p>53.37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.594" calcext:value-type="float">
            <text:p>9.59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string" calcext:value-type="string">
            <text:p>Y</text:p>
          </table:table-cell>
          <table:table-cell table:style-name="ce7" office:value-type="string" calcext:value-type="string">
            <text:p>Norway</text:p>
          </table:table-cell>
          <table:table-cell table:style-name="ce14" office:value-type="float" office:value="1985" calcext:value-type="float">
            <text:p>1985</text:p>
          </table:table-cell>
          <table:table-cell table:style-name="ce14"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roll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0.717" calcext:value-type="float">
            <text:p>0.71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1.984" calcext:value-type="float">
            <text:p>31.984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Norway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chu Picchu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.496" calcext:value-type="float">
            <text:p>5.49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8.234" calcext:value-type="float">
            <text:p>28.23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string" calcext:value-type="string">
            <text:p>Y</text:p>
          </table:table-cell>
          <table:table-cell table:style-name="ce7" office:value-type="string" calcext:value-type="string">
            <text:p>Peru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ctowsk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9.586" calcext:value-type="float">
            <text:p>9.58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28.399" calcext:value-type="float">
            <text:p>28.39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Poland</text:p>
          </table:table-cell>
          <table:table-cell table:style-name="ce14" office:value-type="float" office:value="1977" calcext:value-type="float">
            <text:p>197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lodezhnaya Airfield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40.184" calcext:value-type="float">
            <text:p>40.18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9.717" calcext:value-type="float">
            <text:p>49.71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225" calcext:value-type="float">
            <text:p>225</text:p>
          </table:table-cell>
          <table:table-cell table:style-name="ce16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ovolazarevskaya Airfield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9.308" calcext:value-type="float">
            <text:p>49.30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38.392" calcext:value-type="float">
            <text:p>38.39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llingshausen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1.891" calcext:value-type="float">
            <text:p>11.89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7.637" calcext:value-type="float">
            <text:p>57.63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ruzhnaya-4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44.87" calcext:value-type="float">
            <text:p>44.8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2.553" calcext:value-type="float">
            <text:p>42.55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87" calcext:value-type="float">
            <text:p>198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eningradskaya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30.09" calcext:value-type="float">
            <text:p>30.0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23.469" calcext:value-type="float">
            <text:p>23.469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71" calcext:value-type="float">
            <text:p>197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irny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33.494" calcext:value-type="float">
            <text:p>33.49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0.023" calcext:value-type="float">
            <text:p>0.02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olodezhnaya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9.927" calcext:value-type="float">
            <text:p>39.92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0.522" calcext:value-type="float">
            <text:p>50.52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Novolazarevskaya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6.616" calcext:value-type="float">
            <text:p>46.61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9.42" calcext:value-type="float">
            <text:p>49.42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rogress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2.687" calcext:value-type="float">
            <text:p>22.68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3.268" calcext:value-type="float">
            <text:p>23.268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usskaya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45.944" calcext:value-type="float">
            <text:p>45.94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48.004" calcext:value-type="float">
            <text:p>48.00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80" calcext:value-type="float">
            <text:p>1980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oyuz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34.595" calcext:value-type="float">
            <text:p>34.59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7.696" calcext:value-type="float">
            <text:p>47.696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82" calcext:value-type="float">
            <text:p>198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ostok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7.85" calcext:value-type="float">
            <text:p>27.8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50.278" calcext:value-type="float">
            <text:p>50.278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3500" calcext:value-type="float">
            <text:p>35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Russia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ANAE IV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0.372" calcext:value-type="float">
            <text:p>40.37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0.419" calcext:value-type="float">
            <text:p>50.41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South Africa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Gabriel de Castilla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58.632" calcext:value-type="float">
            <text:p>58.63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.545" calcext:value-type="float">
            <text:p>40.545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Spain</text:p>
          </table:table-cell>
          <table:table-cell table:style-name="ce14" office:value-type="float" office:value="1990" calcext:value-type="float">
            <text:p>1990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uan Carlos I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39.805" calcext:value-type="float">
            <text:p>39.80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3.289" calcext:value-type="float">
            <text:p>23.28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Spain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vea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4.564" calcext:value-type="float">
            <text:p>34.564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3.492" calcext:value-type="float">
            <text:p>13.492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Sweden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Wasa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.568" calcext:value-type="float">
            <text:p>2.56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4.775" calcext:value-type="float">
            <text:p>24.775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Sweden</text:p>
          </table:table-cell>
          <table:table-cell table:style-name="ce14" office:value-type="float" office:value="1989" calcext:value-type="float">
            <text:p>1989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Vernadsky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4.745" calcext:value-type="float">
            <text:p>14.74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5.449" calcext:value-type="float">
            <text:p>15.44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kraine</text:p>
          </table:table-cell>
          <table:table-cell table:style-name="ce14" office:value-type="float" office:value="1996" calcext:value-type="float">
            <text:p>199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ossil Bluff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9.405" calcext:value-type="float">
            <text:p>19.40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7.344" calcext:value-type="float">
            <text:p>17.34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thera Skiway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4.055" calcext:value-type="float">
            <text:p>34.05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.631" calcext:value-type="float">
            <text:p>7.631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float" office:value="1975" calcext:value-type="float">
            <text:p>1975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ky Blu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51.381" calcext:value-type="float">
            <text:p>51.38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5.112" calcext:value-type="float">
            <text:p>35.112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1370-150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alley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34.789" calcext:value-type="float">
            <text:p>34.789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43.717" calcext:value-type="float">
            <text:p>43.71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othera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34.118" calcext:value-type="float">
            <text:p>34.11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.463" calcext:value-type="float">
            <text:p>7.46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float" office:value="1975" calcext:value-type="float">
            <text:p>197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igny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2.497" calcext:value-type="float">
            <text:p>42.49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5.723" calcext:value-type="float">
            <text:p>35.72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rtigas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1.073" calcext:value-type="float">
            <text:p>11.07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4.147" calcext:value-type="float">
            <text:p>54.14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ruguay</text:p>
          </table:table-cell>
          <table:table-cell table:style-name="ce14" office:value-type="float" office:value="1984" calcext:value-type="float">
            <text:p>1984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uperto Elichiribehety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4.142" calcext:value-type="float">
            <text:p>24.14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9.454" calcext:value-type="float">
            <text:p>59.454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ruguay</text:p>
          </table:table-cell>
          <table:table-cell table:style-name="ce14" office:value-type="float" office:value="1997" calcext:value-type="float">
            <text:p>1997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rble Point Heliport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4.82" calcext:value-type="float">
            <text:p>24.8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40.75" calcext:value-type="float">
            <text:p>40.7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Odell Glacier Camp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39.607" calcext:value-type="float">
            <text:p>39.60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59" calcext:value-type="float">
            <text:p>159</text:p>
          </table:table-cell>
          <table:table-cell table:style-name="ce14" office:value-type="float" office:value="57.189" calcext:value-type="float">
            <text:p>57.189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600" calcext:value-type="float">
            <text:p>160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Siple Dom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9.258" calcext:value-type="float">
            <text:p>39.25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0.308" calcext:value-type="float">
            <text:p>0.30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string" calcext:value-type="string">
            <text:p>-999</text:p>
          </table:table-cell>
          <table:table-cell table:style-name="ce14" office:value-type="string" calcext:value-type="string">
            <text:p>Camp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mundsen-Scott South Pole Station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59.85" calcext:value-type="float">
            <text:p>59.85</text:p>
          </table:table-cell>
          <table:table-cell table:style-name="ce14" office:value-type="string" calcext:value-type="string">
            <text:p>S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16.37" calcext:value-type="float">
            <text:p>16.37</text:p>
          </table:table-cell>
          <table:table-cell table:style-name="ce16" office:value-type="string" calcext:value-type="string">
            <text:p>E</text:p>
          </table:table-cell>
          <table:table-cell table:style-name="ce14" office:value-type="float" office:value="2830" calcext:value-type="float">
            <text:p>2830</text:p>
          </table:table-cell>
          <table:table-cell table:style-name="ce14" office:value-type="string" calcext:value-type="string">
            <text:p>Y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cMurdo Station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50.893" calcext:value-type="float">
            <text:p>50.89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40.105" calcext:value-type="float">
            <text:p>40.10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almer Station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6.456" calcext:value-type="float">
            <text:p>46.45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SA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arctic Treaty refuges, stations, and camp sites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3" table:default-cell-style-name="ce19"/>
        <table:table-column table:style-name="co11" table:number-columns-repeated="1011" table:default-cell-style-name="ce19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Altitude certainty (Y/N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alt_cert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table:number-columns-repeated="1011"/>
        </table:table-row>
        <table:table-row table:style-name="ro1">
          <table:table-cell table:style-name="ce23" office:value-type="string" calcext:value-type="string">
            <text:p>Refugio 17 de agosto</text:p>
          </table:table-cell>
          <table:table-cell table:style-name="ce23" office:value-type="float" office:value="68" calcext:value-type="float">
            <text:p>68</text:p>
          </table:table-cell>
          <table:table-cell table:style-name="ce23" table:formula="of:=7+47/60" office:value-type="float" office:value="7.78333333333333" calcext:value-type="float">
            <text:p>7.78333333333333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67" calcext:value-type="float">
            <text:p>67</text:p>
          </table:table-cell>
          <table:table-cell table:style-name="ce23" table:formula="of:=13+26/60" office:value-type="float" office:value="13.4333333333333" calcext:value-type="float">
            <text:p>13.4333333333333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float" office:value="-999" calcext:value-type="float">
            <text:p>-999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Argentina</text:p>
          </table:table-cell>
          <table:table-cell table:style-name="ce24" office:value-type="date" office:date-value="1957-08-17" calcext:value-type="date">
            <text:p>1957-08-17</text:p>
          </table:table-cell>
          <table:table-cell office:value-type="string" calcext:value-type="string">
            <text:p>Refuge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1011"/>
        </table:table-row>
        <table:table-row table:style-name="ro2">
          <table:table-cell table:style-name="ce7" office:value-type="string" calcext:value-type="string">
            <text:p>Refugio Cristo Redentor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33+13/60" office:value-type="float" office:value="33.2166666666667" calcext:value-type="float">
            <text:p>33.21666666666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22+44/60" office:value-type="float" office:value="22.7333333333333" calcext:value-type="float">
            <text:p>22.733333333333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55-05-25" calcext:value-type="date">
            <text:p>1955-05-25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Independencia Argentina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27+36/60" office:value-type="float" office:value="27.6" calcext:value-type="float">
            <text:p>27.6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11+14/60" office:value-type="float" office:value="11.2333333333333" calcext:value-type="float">
            <text:p>11.233333333333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67-08-21" calcext:value-type="date">
            <text:p>1967-08-21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Islas Malvinas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25+10/60" office:value-type="float" office:value="25.1666666666667" calcext:value-type="float">
            <text:p>25.16666666666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6" calcext:value-type="float">
            <text:p>56</text:p>
          </table:table-cell>
          <table:table-cell table:style-name="ce14" table:formula="of:=59+50/60" office:value-type="float" office:value="59.8333333333333" calcext:value-type="float">
            <text:p>59.833333333333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71-08-26" calcext:value-type="date">
            <text:p>1971-08-26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Mart<text:span text:style-name="T1">ín Güemes</text:span>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28.5" calcext:value-type="float">
            <text:p>28.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7" calcext:value-type="float">
            <text:p>57</text:p>
          </table:table-cell>
          <table:table-cell table:style-name="ce14" table:formula="of:=3+54/60" office:value-type="float" office:value="3.9" calcext:value-type="float">
            <text:p>3.9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59-09-15" calcext:value-type="date">
            <text:p>1959-09-15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Ona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6+2/60" office:value-type="float" office:value="6.03333333333333" calcext:value-type="float">
            <text:p>6.033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1+32/60" office:value-type="float" office:value="1.53333333333333" calcext:value-type="float">
            <text:p>1.53333333333333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95-02-22" calcext:value-type="date">
            <text:p>1995-02-22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fugio Sarg Ayte Cisterna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52+56/60" office:value-type="float" office:value="52.9333333333333" calcext:value-type="float">
            <text:p>52.93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formula="of:=18+55/60" office:value-type="float" office:value="18.9166666666667" calcext:value-type="float">
            <text:p>18.916666666666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rgentina</text:p>
          </table:table-cell>
          <table:table-cell table:style-name="ce25" office:value-type="date" office:date-value="1976-01-27" calcext:value-type="date">
            <text:p>1976-01-27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Ace Lake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28+18/60" office:value-type="float" office:value="28.3" calcext:value-type="float">
            <text:p>28.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11+16/60" office:value-type="float" office:value="11.2666666666667" calcext:value-type="float">
            <text:p>11.266666666666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andits Bluff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25+18/60" office:value-type="float" office:value="25.3" calcext:value-type="float">
            <text:p>25.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23+5/60" office:value-type="float" office:value="23.0833333333333" calcext:value-type="float">
            <text:p>23.08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echervaise Island Huts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35+2/60" office:value-type="float" office:value="35.0333333333333" calcext:value-type="float">
            <text:p>35.03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formula="of:=48+4/60" office:value-type="float" office:value="48.0666666666667" calcext:value-type="float">
            <text:p>48.066666666666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ookes Refuge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36+6/60" office:value-type="float" office:value="36.1" calcext:value-type="float">
            <text:p>36.1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11+5/60" office:value-type="float" office:value="11.0833333333333" calcext:value-type="float">
            <text:p>11.08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Browning Peninsula</text:p>
          </table:table-cell>
          <table:table-cell table:style-name="ce14" office:value-type="float" office:value="66" calcext:value-type="float">
            <text:p>66</text:p>
          </table:table-cell>
          <table:table-cell table:style-name="ce14" table:formula="of:=28+10/60" office:value-type="float" office:value="28.1666666666667" calcext:value-type="float">
            <text:p>28.16666666666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pe Denison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table:style-name="ce14"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lbeck Archipelago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24+51/60" office:value-type="float" office:value="24.85" calcext:value-type="float">
            <text:p>24.8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formula="of:=18/60" office:value-type="float" office:value="0.3" calcext:value-type="float">
            <text:p>0.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rooked Lake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37+1/60" office:value-type="float" office:value="37.0166666666667" calcext:value-type="float">
            <text:p>37.01666666666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formula="of:=22+55/60" office:value-type="float" office:value="22.9166666666667" calcext:value-type="float">
            <text:p>22.916666666666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ang Peak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47+41/60" office:value-type="float" office:value="47.6833333333333" calcext:value-type="float">
            <text:p>47.68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formula="of:=35+4/60" office:value-type="float" office:value="35.0666666666667" calcext:value-type="float">
            <text:p>35.0666666666667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Filla Island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48+29/60" office:value-type="float" office:value="48.4833333333333" calcext:value-type="float">
            <text:p>48.48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formula="of:=51+23/60" office:value-type="float" office:value="51.3833333333333" calcext:value-type="float">
            <text:p>51.38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Jack’s Donga</text:p>
          </table:table-cell>
          <table:table-cell table:style-name="ce14" office:value-type="float" office:value="66" calcext:value-type="float">
            <text:p>66</text:p>
          </table:table-cell>
          <table:table-cell table:style-name="ce14" table:formula="of:=13+7/60" office:value-type="float" office:value="13.1166666666667" calcext:value-type="float">
            <text:p>13.1166666666667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table:formula="of:=39+2/60" office:value-type="float" office:value="39.0333333333333" calcext:value-type="float">
            <text:p>39.03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Year-round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Henderson, Mount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42+3/60" office:value-type="float" office:value="42.05" calcext:value-type="float">
            <text:p>42.0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3+23/60" office:value-type="float" office:value="3.38333333333333" calcext:value-type="float">
            <text:p>3.383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p Island</text:p>
          </table:table-cell>
          <table:table-cell office:value-type="float" office:value="68" calcext:value-type="float">
            <text:p>68</text:p>
          </table:table-cell>
          <table:table-cell table:formula="of:=49+43/60" office:value-type="float" office:value="49.7166666666667" calcext:value-type="float">
            <text:p>49.7166666666667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formula="of:=42+8/60" office:value-type="float" office:value="42.1333333333333" calcext:value-type="float">
            <text:p>42.1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Ledingham Depot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59" calcext:value-type="float">
            <text:p>59</text:p>
          </table:table-cell>
          <table:table-cell table:style-name="ce14" table:formula="of:=27+9/60" office:value-type="float" office:value="27.15" calcext:value-type="float">
            <text:p>27.1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cey Islands</text:p>
          </table:table-cell>
          <table:table-cell table:style-name="ce14" office:value-type="float" office:value="67" calcext:value-type="float">
            <text:p>67</text:p>
          </table:table-cell>
          <table:table-cell table:style-name="ce14" table:formula="of:=26+21/60" office:value-type="float" office:value="26.35" calcext:value-type="float">
            <text:p>26.3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formula="of:=49+9/60" office:value-type="float" office:value="49.15" calcext:value-type="float">
            <text:p>49.15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Marine Plain Refuge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formula="of:=36+9/60" office:value-type="float" office:value="36.15" calcext:value-type="float">
            <text:p>36.15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formula="of:=6+5/60" office:value-type="float" office:value="6.08333333333333" calcext:value-type="float">
            <text:p>6.08333333333333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Seasonal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eterson Island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tcha</text:p>
          </table:table-cell>
          <table:table-cell office:value-type="float" office:value="68" calcext:value-type="float">
            <text:p>68</text:p>
          </table:table-cell>
          <table:table-cell table:formula="of:=30+42/60" office:value-type="float" office:value="30.7" calcext:value-type="float">
            <text:p>30.7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30+44/60" office:value-type="float" office:value="30.7333333333333" calcext:value-type="float">
            <text:p>30.7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binson Ridge</text:p>
          </table:table-cell>
          <table:table-cell office:value-type="float" office:value="66" calcext:value-type="float">
            <text:p>66</text:p>
          </table:table-cell>
          <table:table-cell table:formula="of:=22+8/60" office:value-type="float" office:value="22.1333333333333" calcext:value-type="float">
            <text:p>22.1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okery Lake</text:p>
          </table:table-cell>
          <table:table-cell office:value-type="float" office:value="68" calcext:value-type="float">
            <text:p>68</text:p>
          </table:table-cell>
          <table:table-cell table:formula="of:=29+53/60" office:value-type="float" office:value="29.8833333333333" calcext:value-type="float">
            <text:p>29.8833333333333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4+23/60" office:value-type="float" office:value="4.38333333333333" calcext:value-type="float">
            <text:p>4.38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mdoodle Lake</text:p>
          </table:table-cell>
          <table:table-cell office:value-type="float" office:value="67" calcext:value-type="float">
            <text:p>67</text:p>
          </table:table-cell>
          <table:table-cell table:formula="of:=46+8/60" office:value-type="float" office:value="46.1333333333333" calcext:value-type="float">
            <text:p>46.133333333333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formula="of:=49+1/60" office:value-type="float" office:value="49.0166666666667" calcext:value-type="float">
            <text:p>49.0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cullin Monolith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jer Ridge</text:p>
          </table:table-cell>
          <table:table-cell office:value-type="float" office:value="68" calcext:value-type="float">
            <text:p>68</text:p>
          </table:table-cell>
          <table:table-cell table:formula="of:=33+39/60" office:value-type="float" office:value="33.65" calcext:value-type="float">
            <text:p>33.65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ts Lake</text:p>
          </table:table-cell>
          <table:table-cell office:value-type="float" office:value="68" calcext:value-type="float">
            <text:p>68</text:p>
          </table:table-cell>
          <table:table-cell table:formula="of:=36+12/60" office:value-type="float" office:value="36.2" calcext:value-type="float">
            <text:p>36.2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table:formula="of:=13+10/60" office:value-type="float" office:value="13.1666666666667" calcext:value-type="float">
            <text:p>13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lkes</text:p>
          </table:table-cell>
          <table:table-cell office:value-type="float" office:value="66" calcext:value-type="float">
            <text:p>66</text:p>
          </table:table-cell>
          <table:table-cell table:formula="of:=15+26/60" office:value-type="float" office:value="15.4333333333333" calcext:value-type="float">
            <text:p>15.4333333333333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formula="of:=31+32/60" office:value-type="float" office:value="31.5333333333333" calcext:value-type="float">
            <text:p>31.5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strali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umer Island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rguson Channel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ougla Point</text:p>
          </table:table-cell>
          <table:table-cell office:value-type="float" office:value="64" calcext:value-type="float">
            <text:p>64</text:p>
          </table:table-cell>
          <table:table-cell table:formula="of:=49+35/60" office:value-type="float" office:value="49.5833333333333" calcext:value-type="float">
            <text:p>49.5833333333333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7/60" office:value-type="float" office:value="29.6166666666667" calcext:value-type="float">
            <text:p>29.61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ng<text:span text:style-name="T2">é Island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herlands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vgaard Island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ith Cov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L &amp; NOR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tina Island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table:formula="of:=13+6/60" office:value-type="float" office:value="13.1" calcext:value-type="float">
            <text:p>13.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6+10/60" office:value-type="float" office:value="26.1666666666667" calcext:value-type="float">
            <text:p>26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Evans</text:p>
          </table:table-cell>
          <table:table-cell office:value-type="float" office:value="77" calcext:value-type="float">
            <text:p>77</text:p>
          </table:table-cell>
          <table:table-cell table:formula="of:=38+18/60" office:value-type="float" office:value="38.3" calcext:value-type="float">
            <text:p>38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formula="of:=24+25/60" office:value-type="float" office:value="24.4166666666667" calcext:value-type="float">
            <text:p>24.41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berts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</text:p>
          </table:table-cell>
          <table:table-cell office:value-type="float" office:value="72" calcext:value-type="float">
            <text:p>72</text:p>
          </table:table-cell>
          <table:table-cell table:formula="of:=19+13/60" office:value-type="float" office:value="19.2166666666667" calcext:value-type="float">
            <text:p>19.2166666666667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formula="of:=13+34/60" office:value-type="float" office:value="13.5666666666667" calcext:value-type="float">
            <text:p>13.5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ight Valley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Zea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nco Island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co Harbor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dise Cove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miralty Bay</text:p>
          </table:table-cell>
          <table:table-cell office:value-type="float" office:value="62" calcext:value-type="float">
            <text:p>62</text:p>
          </table:table-cell>
          <table:table-cell table:formula="of:=9+41/60" office:value-type="float" office:value="9.68333333333333" calcext:value-type="float">
            <text:p>9.683333333333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formula="of:=28+10/60" office:value-type="float" office:value="28.1666666666667" calcext:value-type="float">
            <text:p>28.1666666666667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ing George Bay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ampamento temporal de P. Byers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formula="of:=34+35/60" office:value-type="float" office:value="34.5833333333333" calcext:value-type="float">
            <text:p>34.5833333333333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formula="of:=13+7/60" office:value-type="float" office:value="13.1166666666667" calcext:value-type="float">
            <text:p>13.1166666666667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Spain</text:p>
          </table:table-cell>
          <table:table-cell table:style-name="ce14" office:value-type="float" office:value="-999" calcext:value-type="float">
            <text:p>-999</text:p>
          </table:table-cell>
          <table:table-cell office:value-type="string" calcext:value-type="string">
            <text:p>Camp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smussen Peninsula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K &amp; Ukraine</text:p>
          </table:table-cell>
          <table:table-cell office:value-type="string" calcext:value-type="string">
            <text:p>1984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lla Creek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K &amp; Ukrain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taille Island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float" office:value="-999" calcext:value-type="float">
            <text:p>-999</text:p>
          </table:table-cell>
          <table:table-cell table:style-name="ce14" office:value-type="string" calcext:value-type="string">
            <text:p>N</text:p>
          </table:table-cell>
          <table:table-cell table:style-name="ce7" office:value-type="string" calcext:value-type="string">
            <text:p>United Kingdom</text:p>
          </table:table-cell>
          <table:table-cell table:style-name="ce14" office:value-type="string" calcext:value-type="string">
            <text:p>1956-02</text:p>
          </table:table-cell>
          <table:table-cell office:value-type="string" calcext:value-type="string">
            <text:p>Refuge</text:p>
          </table:table-cell>
          <table:table-cell table:style-name="ce1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iklock Island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95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mmings Cove</text:p>
          </table:table-cell>
          <table:table-cell office:value-type="float" office:value="60" calcext:value-type="float">
            <text:p>60</text:p>
          </table:table-cell>
          <table:table-cell table:formula="of:=43+25/60" office:value-type="float" office:value="43.4166666666667" calcext:value-type="float">
            <text:p>43.4166666666667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ca Cove</text:p>
          </table:table-cell>
          <table:table-cell office:value-type="float" office:value="60" calcext:value-type="float">
            <text:p>60</text:p>
          </table:table-cell>
          <table:table-cell table:formula="of:=41+45/60" office:value-type="float" office:value="41.75" calcext:value-type="float">
            <text:p>41.75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8+39/60" office:value-type="float" office:value="38.65" calcext:value-type="float">
            <text:p>38.6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rlay Point</text:p>
          </table:table-cell>
          <table:table-cell office:value-type="float" office:value="60" calcext:value-type="float">
            <text:p>60</text:p>
          </table:table-cell>
          <table:table-cell table:formula="of:=43+56/60" office:value-type="float" office:value="43.9333333333333" calcext:value-type="float">
            <text:p>43.9333333333333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formula="of:=34+53/60" office:value-type="float" office:value="34.8833333333333" calcext:value-type="float">
            <text:p>34.88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2007-03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goon Island</text:p>
          </table:table-cell>
          <table:table-cell office:value-type="float" office:value="67" calcext:value-type="float">
            <text:p>67</text:p>
          </table:table-cell>
          <table:table-cell table:formula="of:=35+40/60" office:value-type="float" office:value="35.6666666666667" calcext:value-type="float">
            <text:p>35.666666666666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formula="of:=14+10/60" office:value-type="float" office:value="14.1666666666667" calcext:value-type="float">
            <text:p>14.1666666666667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89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Geddes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erpipe Beach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rian Bay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75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ly Cove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table:style-name="ce13" office:value-type="date" office:date-value="1955-03-11" calcext:value-type="date">
            <text:p>1955-03-11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udier Island</text:p>
          </table:table-cell>
          <table:table-cell office:value-type="float" office:value="64" calcext:value-type="float">
            <text:p>64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formula="of:=29+36/60" office:value-type="float" office:value="29.6" calcext:value-type="float">
            <text:p>29.6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4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onington Island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1946-02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t Newall Repeater</text:p>
          </table:table-cell>
          <table:table-cell office:value-type="float" office:value="77" calcext:value-type="float">
            <text:p>77</text:p>
          </table:table-cell>
          <table:table-cell table:formula="of:=30+16/60" office:value-type="float" office:value="30.2666666666667" calcext:value-type="float">
            <text:p>30.2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 &amp; NZ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g Razorback Island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ck Island Camp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ood Falls</text:p>
          </table:table-cell>
          <table:table-cell office:value-type="float" office:value="77" calcext:value-type="float">
            <text:p>77</text:p>
          </table:table-cell>
          <table:table-cell table:formula="of:=43+20/60" office:value-type="float" office:value="43.3333333333333" calcext:value-type="float">
            <text:p>43.3333333333333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16+17/60" office:value-type="float" office:value="16.2833333333333" calcext:value-type="float">
            <text:p>16.2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ll Pass</text:p>
          </table:table-cell>
          <table:table-cell office:value-type="float" office:value="77" calcext:value-type="float">
            <text:p>77</text:p>
          </table:table-cell>
          <table:table-cell table:formula="of:=31+1/60" office:value-type="float" office:value="31.0166666666667" calcext:value-type="float">
            <text:p>31.01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51+5/60" office:value-type="float" office:value="51.0833333333333" calcext:value-type="float">
            <text:p>51.08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Crozier Camp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pe Royds Camp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Season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6 Camp</text:p>
          </table:table-cell>
          <table:table-cell office:value-type="float" office:value="77" calcext:value-type="float">
            <text:p>77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15+20/60" office:value-type="float" office:value="15.3333333333333" calcext:value-type="float">
            <text:p>15.3333333333333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ng Glacier Camp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Bonne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Fryxell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Hoare Camp</text:p>
          </table:table-cell>
          <table:table-cell office:value-type="float" office:value="77" calcext:value-type="float">
            <text:p>77</text:p>
          </table:table-cell>
          <table:table-cell table:formula="of:=37+22/60" office:value-type="float" office:value="37.3666666666667" calcext:value-type="float">
            <text:p>37.366666666666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table:formula="of:=54+10/60" office:value-type="float" office:value="54.1666666666667" calcext:value-type="float">
            <text:p>54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ke Joyce</text:p>
          </table:table-cell>
          <table:table-cell office:value-type="float" office:value="77" calcext:value-type="float">
            <text:p>77</text:p>
          </table:table-cell>
          <table:table-cell table:formula="of:=43+10/60" office:value-type="float" office:value="43.1666666666667" calcext:value-type="float">
            <text:p>43.166666666666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table:formula="of:=35+52/60" office:value-type="float" office:value="35.8666666666667" calcext:value-type="float">
            <text:p>35.8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er Erebus Hut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Year-rou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w Harbor Camp</text:p>
          </table:table-cell>
          <table:table-cell office:value-type="float" office:value="77" calcext:value-type="float">
            <text:p>77</text:p>
          </table:table-cell>
          <table:table-cell table:formula="of:=34+40/60" office:value-type="float" office:value="34.6666666666667" calcext:value-type="float">
            <text:p>34.6666666666667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31+10/60" office:value-type="float" office:value="31.1666666666667" calcext:value-type="float">
            <text:p>31.1666666666667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ne Island Glacier Helo Facility</text:p>
          </table:table-cell>
          <table:table-cell office:value-type="float" office:value="75" calcext:value-type="float">
            <text:p>75</text:p>
          </table:table-cell>
          <table:table-cell table:formula="of:=48+13/60" office:value-type="float" office:value="48.2166666666667" calcext:value-type="float">
            <text:p>48.2166666666667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formula="of:=16+38/60" office:value-type="float" office:value="16.6333333333333" calcext:value-type="float">
            <text:p>16.6333333333333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2010-12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SSARD 2013</text:p>
          </table:table-cell>
          <table:table-cell office:value-type="float" office:value="84" calcext:value-type="float">
            <text:p>84</text:p>
          </table:table-cell>
          <table:table-cell table:formula="of:=12+36/60" office:value-type="float" office:value="12.6" calcext:value-type="float">
            <text:p>12.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formula="of:=47+24/60" office:value-type="float" office:value="47.4" calcext:value-type="float">
            <text:p>47.4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des Peninsula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W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ezuela</text:p>
          </table:table-cell>
          <table:table-cell office:value-type="float" office:value="-999" calcext:value-type="float">
            <text:p>-999</text:p>
          </table:table-cell>
          <table:table-cell office:value-type="string" calcext:value-type="string">
            <text:p>Field camp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P fixed wing landing sites, unrestricted" table:style-name="ta1">
        <table:table-column table:style-name="co23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11" table:number-columns-repeated="1016" table:default-cell-style-name="ce12"/>
        <table:table-row table:style-name="ro1"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Latitude (degrees)</text:p>
          </table:table-cell>
          <table:table-cell table:style-name="ce10" office:value-type="string" calcext:value-type="string">
            <text:p>Latitude (minutes)</text:p>
          </table:table-cell>
          <table:table-cell table:style-name="ce10" office:value-type="string" calcext:value-type="string">
            <text:p>Latitude (cardinality)</text:p>
          </table:table-cell>
          <table:table-cell table:style-name="ce10" office:value-type="string" calcext:value-type="string">
            <text:p>Longitude (degrees)</text:p>
          </table:table-cell>
          <table:table-cell table:style-name="ce10" office:value-type="string" calcext:value-type="string">
            <text:p>Longitude (minutes)</text:p>
          </table:table-cell>
          <table:table-cell table:style-name="ce10" office:value-type="string" calcext:value-type="string">
            <text:p>Longitude (cardinality)</text:p>
          </table:table-cell>
          <table:table-cell table:style-name="ce10" office:value-type="string" calcext:value-type="string">
            <text:p>Altitude above sea level (m)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site_name</text:p>
          </table:table-cell>
          <table:table-cell table:style-name="ce10" office:value-type="string" calcext:value-type="string">
            <text:p>latitude_d</text:p>
          </table:table-cell>
          <table:table-cell table:style-name="ce10" office:value-type="string" calcext:value-type="string">
            <text:p>latitude_m</text:p>
          </table:table-cell>
          <table:table-cell table:style-name="ce10" office:value-type="string" calcext:value-type="string">
            <text:p>latitude_c</text:p>
          </table:table-cell>
          <table:table-cell table:style-name="ce10" office:value-type="string" calcext:value-type="string">
            <text:p>longitude_d</text:p>
          </table:table-cell>
          <table:table-cell table:style-name="ce10" office:value-type="string" calcext:value-type="string">
            <text:p>longitude_m</text:p>
          </table:table-cell>
          <table:table-cell table:style-name="ce10" office:value-type="string" calcext:value-type="string">
            <text:p>longitude_c</text:p>
          </table:table-cell>
          <table:table-cell table:style-name="ce10" office:value-type="string" calcext:value-type="string">
            <text:p>alt_masl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Amundsen-Scott South Pole Station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16.367" calcext:value-type="float">
            <text:p>16.367</text:p>
          </table:table-cell>
          <table:table-cell office:value-type="string" calcext:value-type="string">
            <text:p>E</text:p>
          </table:table-cell>
          <table:table-cell office:value-type="float" office:value="2771" calcext:value-type="float">
            <text:p>2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5" calcext:value-type="float">
            <text:p>25.825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u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anna AWS</text:p>
          </table:table-cell>
          <table:table-cell office:value-type="float" office:value="83" calcext:value-type="float">
            <text:p>83</text:p>
          </table:table-cell>
          <table:table-cell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09" calcext:value-type="float">
            <text:p>5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urface Camp</text:p>
          </table:table-cell>
          <table:table-cell office:value-type="float" office:value="80" calcext:value-type="float">
            <text:p>80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35.184" calcext:value-type="float">
            <text:p>35.184</text:p>
          </table:table-cell>
          <table:table-cell office:value-type="string" calcext:value-type="string">
            <text:p>W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Hallett AWS</text:p>
          </table:table-cell>
          <table:table-cell office:value-type="float" office:value="72" calcext:value-type="float">
            <text:p>72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E</text:p>
          </table:table-cell>
          <table:table-cell office:value-type="float" office:value="433" calcext:value-type="float">
            <text:p>4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Lankester</text:p>
          </table:table-cell>
          <table:table-cell office:value-type="float" office:value="79" calcext:value-type="float">
            <text:p>79</text:p>
          </table:table-cell>
          <table:table-cell office:value-type="float" office:value="14.832" calcext:value-type="float">
            <text:p>14.83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1.426" calcext:value-type="float">
            <text:p>21.426</text:p>
          </table:table-cell>
          <table:table-cell office:value-type="string" calcext:value-type="string">
            <text:p>E</text:p>
          </table:table-cell>
          <table:table-cell office:value-type="float" office:value="978" calcext:value-type="float">
            <text:p>9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Reynolds</text:p>
          </table:table-cell>
          <table:table-cell office:value-type="float" office:value="75" calcext:value-type="float">
            <text:p>75</text:p>
          </table:table-cell>
          <table:table-cell office:value-type="float" office:value="28.14" calcext:value-type="float">
            <text:p>28.1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27.199" calcext:value-type="float">
            <text:p>27.199</text:p>
          </table:table-cell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olyn AWS</text:p>
          </table:table-cell>
          <table:table-cell office:value-type="float" office:value="79" calcext:value-type="float">
            <text:p>79</text:p>
          </table:table-cell>
          <table:table-cell office:value-type="float" office:value="57.84" calcext:value-type="float">
            <text:p>57.8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50.52" calcext:value-type="float">
            <text:p>50.52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(AAD)</text:p>
          </table:table-cell>
          <table:table-cell office:value-type="float" office:value="66" calcext:value-type="float">
            <text:p>66</text:p>
          </table:table-cell>
          <table:table-cell office:value-type="float" office:value="17.292" calcext:value-type="float">
            <text:p>17.292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2" calcext:value-type="float">
            <text:p>46.72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win Glacier</text:p>
          </table:table-cell>
          <table:table-cell office:value-type="float" office:value="79" calcext:value-type="float">
            <text:p>79</text:p>
          </table:table-cell>
          <table:table-cell office:value-type="float" office:value="47.43" calcext:value-type="float">
            <text:p>47.4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37.15" calcext:value-type="float">
            <text:p>37.15</text:p>
          </table:table-cell>
          <table:table-cell office:value-type="string" calcext:value-type="string">
            <text:p>E</text:p>
          </table:table-cell>
          <table:table-cell office:value-type="float" office:value="772" calcext:value-type="float">
            <text:p>7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Nunataks</text:p>
          </table:table-cell>
          <table:table-cell office:value-type="float" office:value="85" calcext:value-type="float">
            <text:p>85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e C</text:p>
          </table:table-cell>
          <table:table-cell office:value-type="float" office:value="75" calcext:value-type="float">
            <text:p>7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6.575" calcext:value-type="float">
            <text:p>46.57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541" calcext:value-type="float">
            <text:p>20.541</text:p>
          </table:table-cell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50.145" calcext:value-type="float">
            <text:p>50.145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261" calcext:value-type="float">
            <text:p>26.261</text:p>
          </table:table-cell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6.312" calcext:value-type="float">
            <text:p>16.312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7.486" calcext:value-type="float">
            <text:p>7.486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7.364" calcext:value-type="float">
            <text:p>17.36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8.15" calcext:value-type="float">
            <text:p>48.15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8.382" calcext:value-type="float">
            <text:p>38.38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6.252" calcext:value-type="float">
            <text:p>6.25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6</text:p>
          </table:table-cell>
          <table:table-cell office:value-type="float" office:value="78" calcext:value-type="float">
            <text:p>78</text:p>
          </table:table-cell>
          <table:table-cell office:value-type="float" office:value="48.776" calcext:value-type="float">
            <text:p>48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5.609" calcext:value-type="float">
            <text:p>15.60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7</text:p>
          </table:table-cell>
          <table:table-cell office:value-type="float" office:value="78" calcext:value-type="float">
            <text:p>78</text:p>
          </table:table-cell>
          <table:table-cell office:value-type="float" office:value="54.15" calcext:value-type="float">
            <text:p>54.15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18.989" calcext:value-type="float">
            <text:p>18.989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8</text:p>
          </table:table-cell>
          <table:table-cell office:value-type="float" office:value="78" calcext:value-type="float">
            <text:p>78</text:p>
          </table:table-cell>
          <table:table-cell office:value-type="float" office:value="56.776" calcext:value-type="float">
            <text:p>56.77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2.232" calcext:value-type="float">
            <text:p>22.23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9</text:p>
          </table:table-cell>
          <table:table-cell office:value-type="float" office:value="78" calcext:value-type="float">
            <text:p>78</text:p>
          </table:table-cell>
          <table:table-cell office:value-type="float" office:value="56.811" calcext:value-type="float">
            <text:p>56.811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747" calcext:value-type="float">
            <text:p>39.74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0</text:p>
          </table:table-cell>
          <table:table-cell office:value-type="float" office:value="78" calcext:value-type="float">
            <text:p>78</text:p>
          </table:table-cell>
          <table:table-cell office:value-type="float" office:value="58.126" calcext:value-type="float">
            <text:p>58.12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2.929" calcext:value-type="float">
            <text:p>52.929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1</text:p>
          </table:table-cell>
          <table:table-cell office:value-type="float" office:value="78" calcext:value-type="float">
            <text:p>78</text:p>
          </table:table-cell>
          <table:table-cell office:value-type="float" office:value="58.768" calcext:value-type="float">
            <text:p>58.768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9.228" calcext:value-type="float">
            <text:p>39.22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2</text:p>
          </table:table-cell>
          <table:table-cell office:value-type="float" office:value="79" calcext:value-type="float">
            <text:p>79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7.968" calcext:value-type="float">
            <text:p>57.96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3</text:p>
          </table:table-cell>
          <table:table-cell office:value-type="float" office:value="79" calcext:value-type="float">
            <text:p>79</text:p>
          </table:table-cell>
          <table:table-cell office:value-type="float" office:value="1.824" calcext:value-type="float">
            <text:p>1.82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0.335" calcext:value-type="float">
            <text:p>30.33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4</text:p>
          </table:table-cell>
          <table:table-cell office:value-type="float" office:value="79" calcext:value-type="float">
            <text:p>79</text:p>
          </table:table-cell>
          <table:table-cell office:value-type="float" office:value="9.892" calcext:value-type="float">
            <text:p>9.892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38.834" calcext:value-type="float">
            <text:p>38.834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4.158" calcext:value-type="float">
            <text:p>4.158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2.146" calcext:value-type="float">
            <text:p>52.14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835" calcext:value-type="float">
            <text:p>20.835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46" calcext:value-type="float">
            <text:p>17.46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zabeth AWS</text:p>
          </table:table-cell>
          <table:table-cell office:value-type="float" office:value="82" calcext:value-type="float">
            <text:p>82</text:p>
          </table:table-cell>
          <table:table-cell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W</text:p>
          </table:table-cell>
          <table:table-cell office:value-type="float" office:value="492" calcext:value-type="float">
            <text:p>4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c AWS</text:p>
          </table:table-cell>
          <table:table-cell office:value-type="float" office:value="81" calcext:value-type="float">
            <text:p>81</text:p>
          </table:table-cell>
          <table:table-cell office:value-type="float" office:value="29.766" calcext:value-type="float">
            <text:p>29.76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56.808" calcext:value-type="float">
            <text:p>56.808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W</text:p>
          </table:table-cell>
          <table:table-cell office:value-type="float" office:value="972" calcext:value-type="float">
            <text:p>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902" calcext:value-type="float">
            <text:p>37.90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nding Zone</text:p>
          </table:table-cell>
          <table:table-cell office:value-type="float" office:value="84" calcext:value-type="float">
            <text:p>84</text:p>
          </table:table-cell>
          <table:table-cell office:value-type="float" office:value="20.28" calcext:value-type="float">
            <text:p>20.2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55" calcext:value-type="float">
            <text:p>32.55</text:p>
          </table:table-cell>
          <table:table-cell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3.58" calcext:value-type="float">
            <text:p>23.5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nry AWS</text:p>
          </table:table-cell>
          <table:table-cell office:value-type="float" office:value="89" calcext:value-type="float">
            <text:p>89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695" calcext:value-type="float">
            <text:p>2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1594" calcext:value-type="float">
            <text:p>1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W</text:p>
          </table:table-cell>
          <table:table-cell office:value-type="float" office:value="1550" calcext:value-type="float">
            <text:p>15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 AWS</text:p>
          </table:table-cell>
          <table:table-cell office:value-type="float" office:value="82" calcext:value-type="float">
            <text:p>8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ene AWS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W</text:p>
          </table:table-cell>
          <table:table-cell office:value-type="float" office:value="568" calcext:value-type="float">
            <text:p>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o AWS</text:p>
          </table:table-cell>
          <table:table-cell office:value-type="float" office:value="88" calcext:value-type="float">
            <text:p>88</text:p>
          </table:table-cell>
          <table:table-cell office:value-type="float" office:value="59.964" calcext:value-type="float">
            <text:p>59.964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1671" calcext:value-type="float">
            <text:p>1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5</text:p>
          </table:table-cell>
          <table:table-cell office:value-type="float" office:value="83" calcext:value-type="float">
            <text:p>83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89" calcext:value-type="float">
            <text:p>8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E</text:p>
          </table:table-cell>
          <table:table-cell office:value-type="float" office:value="3545" calcext:value-type="float">
            <text:p>3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office:value-type="float" office:value="3456" calcext:value-type="float">
            <text:p>34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ce Albert Mountains</text:p>
          </table:table-cell>
          <table:table-cell office:value-type="float" office:value="75" calcext:value-type="float">
            <text:p>75</text:p>
          </table:table-cell>
          <table:table-cell office:value-type="float" office:value="55.84" calcext:value-type="float">
            <text:p>55.8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9.507" calcext:value-type="float">
            <text:p>39.507</text:p>
          </table:table-cell>
          <table:table-cell office:value-type="string" calcext:value-type="string">
            <text:p>E</text:p>
          </table:table-cell>
          <table:table-cell office:value-type="float" office:value="1609" calcext:value-type="float">
            <text:p>1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S Camp</text:p>
          </table:table-cell>
          <table:table-cell office:value-type="float" office:value="78" calcext:value-type="float">
            <text:p>78</text:p>
          </table:table-cell>
          <table:table-cell office:value-type="float" office:value="59.63" calcext:value-type="float">
            <text:p>59.63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sevelt Island</text:p>
          </table:table-cell>
          <table:table-cell office:value-type="float" office:value="79" calcext:value-type="float">
            <text:p>79</text:p>
          </table:table-cell>
          <table:table-cell office:value-type="float" office:value="21.797" calcext:value-type="float">
            <text:p>21.797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37.611" calcext:value-type="float">
            <text:p>37.611</text:p>
          </table:table-cell>
          <table:table-cell office:value-type="string" calcext:value-type="string">
            <text:p>W</text:p>
          </table:table-cell>
          <table:table-cell office:value-type="float" office:value="403" calcext:value-type="float">
            <text:p>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table:style-name="ce19" office:value-type="float" office:value="57.6" calcext:value-type="float">
            <text:p>57.6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table:style-name="ce19" office:value-type="float" office:value="20.4" calcext:value-type="float">
            <text:p>20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6.08" calcext:value-type="float">
            <text:p>46.08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table:style-name="ce19" office:value-type="float" office:value="53.4" calcext:value-type="float">
            <text:p>53.4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4</text:p>
          </table:table-cell>
          <table:table-cell office:value-type="float" office:value="79" calcext:value-type="float">
            <text:p>79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19" office:value-type="float" office:value="25.5" calcext:value-type="float">
            <text:p>25.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33.6" calcext:value-type="float">
            <text:p>33.6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table:style-name="ce19" office:value-type="float" office:value="37.2" calcext:value-type="float">
            <text:p>37.2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19" office:value-type="float" office:value="32.4" calcext:value-type="float">
            <text:p>32.4</text:p>
          </table:table-cell>
          <table:table-cell office:value-type="string" calcext:value-type="string">
            <text:p>W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94" calcext:value-type="float">
            <text:p>25.494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19" office:value-type="float" office:value="50.934" calcext:value-type="float">
            <text:p>50.934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table:style-name="ce19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table:style-name="ce19" office:value-type="float" office:value="31.2" calcext:value-type="float">
            <text:p>31.2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8" calcext:value-type="float">
            <text:p>78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table:style-name="ce19" office:value-type="float" office:value="41.4" calcext:value-type="float">
            <text:p>41.4</text:p>
          </table:table-cell>
          <table:table-cell office:value-type="string" calcext:value-type="string">
            <text:p>W</text:p>
          </table:table-cell>
          <table:table-cell office:value-type="float" office:value="592" calcext:value-type="float">
            <text:p>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364" calcext:value-type="float">
            <text:p>8.364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table:style-name="ce19" office:value-type="float" office:value="21.654" calcext:value-type="float">
            <text:p>21.654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928" calcext:value-type="float">
            <text:p>35.92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table:style-name="ce19" office:value-type="float" office:value="20.052" calcext:value-type="float">
            <text:p>20.052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rdtfeger AWS</text:p>
          </table:table-cell>
          <table:table-cell office:value-type="float" office:value="79" calcext:value-type="float">
            <text:p>79</text:p>
          </table:table-cell>
          <table:table-cell office:value-type="float" office:value="50.19" calcext:value-type="float">
            <text:p>50.19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table:style-name="ce19" office:value-type="float" office:value="16.18" calcext:value-type="float">
            <text:p>16.1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84" calcext:value-type="float">
            <text:p>39.84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W</text:p>
          </table:table-cell>
          <table:table-cell office:value-type="float" office:value="661" calcext:value-type="float">
            <text:p>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phenson Bastion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erTIGER</text:p>
          </table:table-cell>
          <table:table-cell office:value-type="float" office:value="82" calcext:value-type="float">
            <text:p>82</text:p>
          </table:table-cell>
          <table:table-cell office:value-type="float" office:value="14.67" calcext:value-type="float">
            <text:p>14.67</text:p>
          </table:table-cell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W</text:p>
          </table:table-cell>
          <table:table-cell office:value-type="float" office:value="1015" calcext:value-type="float">
            <text:p>1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 AWS</text:p>
          </table:table-cell>
          <table:table-cell office:value-type="float" office:value="84" calcext:value-type="float">
            <text:p>84</text:p>
          </table:table-cell>
          <table:table-cell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520" calcext:value-type="float">
            <text:p>1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omas Hills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</text:p>
          </table:table-cell>
          <table:table-cell office:value-type="float" office:value="796" calcext:value-type="float">
            <text:p>7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804" calcext:value-type="float">
            <text:p>31.80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6" calcext:value-type="float">
            <text:p>33.576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</text:p>
          </table:table-cell>
          <table:table-cell office:value-type="float" office:value="73" calcext:value-type="float">
            <text:p>73</text:p>
          </table:table-cell>
          <table:table-cell office:value-type="float" office:value="52.664" calcext:value-type="float">
            <text:p>52.66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7.267" calcext:value-type="float">
            <text:p>7.267</text:p>
          </table:table-cell>
          <table:table-cell office:value-type="string" calcext:value-type="string">
            <text:p>E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10</text:p>
          </table:table-cell>
          <table:table-cell office:value-type="float" office:value="73" calcext:value-type="float">
            <text:p>73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52.145" calcext:value-type="float">
            <text:p>52.145</text:p>
          </table:table-cell>
          <table:table-cell office:value-type="string" calcext:value-type="string">
            <text:p>E</text:p>
          </table:table-cell>
          <table:table-cell office:value-type="float" office:value="2334" calcext:value-type="float">
            <text:p>23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1</text:p>
          </table:table-cell>
          <table:table-cell office:value-type="float" office:value="74" calcext:value-type="float">
            <text:p>74</text:p>
          </table:table-cell>
          <table:table-cell office:value-type="float" office:value="12.068" calcext:value-type="float">
            <text:p>12.06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E</text:p>
          </table:table-cell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12</text:p>
          </table:table-cell>
          <table:table-cell office:value-type="float" office:value="74" calcext:value-type="float">
            <text:p>74</text:p>
          </table:table-cell>
          <table:table-cell office:value-type="float" office:value="59.123" calcext:value-type="float">
            <text:p>59.12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.654" calcext:value-type="float">
            <text:p>4.654</text:p>
          </table:table-cell>
          <table:table-cell office:value-type="string" calcext:value-type="string">
            <text:p>E</text:p>
          </table:table-cell>
          <table:table-cell office:value-type="float" office:value="1533" calcext:value-type="float">
            <text:p>15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3</text:p>
          </table:table-cell>
          <table:table-cell office:value-type="float" office:value="75" calcext:value-type="float">
            <text:p>75</text:p>
          </table:table-cell>
          <table:table-cell office:value-type="float" office:value="12.183" calcext:value-type="float">
            <text:p>12.18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59.861" calcext:value-type="float">
            <text:p>59.861</text:p>
          </table:table-cell>
          <table:table-cell office:value-type="string" calcext:value-type="string">
            <text:p>E</text:p>
          </table:table-cell>
          <table:table-cell office:value-type="float" office:value="2120" calcext:value-type="float">
            <text:p>2120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14</text:p>
          </table:table-cell>
          <table:table-cell office:value-type="float" office:value="74" calcext:value-type="float">
            <text:p>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9.152" calcext:value-type="float">
            <text:p>59.152</text:p>
          </table:table-cell>
          <table:table-cell office:value-type="string" calcext:value-type="string">
            <text:p>E</text:p>
          </table:table-cell>
          <table:table-cell office:value-type="float" office:value="2216" calcext:value-type="float">
            <text:p>22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15</text:p>
          </table:table-cell>
          <table:table-cell office:value-type="float" office:value="76" calcext:value-type="float">
            <text:p>76</text:p>
          </table:table-cell>
          <table:table-cell office:value-type="float" office:value="14.238" calcext:value-type="float">
            <text:p>14.238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19.612" calcext:value-type="float">
            <text:p>19.612</text:p>
          </table:table-cell>
          <table:table-cell office:value-type="string" calcext:value-type="string">
            <text:p>E</text:p>
          </table:table-cell>
          <table:table-cell office:value-type="float" office:value="2315" calcext:value-type="float">
            <text:p>2315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2</text:p>
          </table:table-cell>
          <table:table-cell office:value-type="float" office:value="73" calcext:value-type="float">
            <text:p>73</text:p>
          </table:table-cell>
          <table:table-cell office:value-type="float" office:value="49.027" calcext:value-type="float">
            <text:p>49.02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5.984" calcext:value-type="float">
            <text:p>5.984</text:p>
          </table:table-cell>
          <table:table-cell office:value-type="string" calcext:value-type="string">
            <text:p>E</text:p>
          </table:table-cell>
          <table:table-cell office:value-type="float" office:value="795" calcext:value-type="float">
            <text:p>7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3</text:p>
          </table:table-cell>
          <table:table-cell office:value-type="float" office:value="73" calcext:value-type="float">
            <text:p>73</text:p>
          </table:table-cell>
          <table:table-cell office:value-type="float" office:value="42.822" calcext:value-type="float">
            <text:p>42.82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19.671" calcext:value-type="float">
            <text:p>19.671</text:p>
          </table:table-cell>
          <table:table-cell office:value-type="string" calcext:value-type="string">
            <text:p>E</text:p>
          </table:table-cell>
          <table:table-cell office:value-type="float" office:value="1695" calcext:value-type="float">
            <text:p>1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5</text:p>
          </table:table-cell>
          <table:table-cell office:value-type="float" office:value="73" calcext:value-type="float">
            <text:p>73</text:p>
          </table:table-cell>
          <table:table-cell office:value-type="float" office:value="27.972" calcext:value-type="float">
            <text:p>27.97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28.266" calcext:value-type="float">
            <text:p>28.266</text:p>
          </table:table-cell>
          <table:table-cell office:value-type="string" calcext:value-type="string">
            <text:p>E</text:p>
          </table:table-cell>
          <table:table-cell office:value-type="float" office:value="2611" calcext:value-type="float">
            <text:p>2611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6</text:p>
          </table:table-cell>
          <table:table-cell office:value-type="float" office:value="73" calcext:value-type="float">
            <text:p>73</text:p>
          </table:table-cell>
          <table:table-cell office:value-type="float" office:value="23.933" calcext:value-type="float">
            <text:p>23.933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29.921" calcext:value-type="float">
            <text:p>29.921</text:p>
          </table:table-cell>
          <table:table-cell office:value-type="string" calcext:value-type="string">
            <text:p>E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7</text:p>
          </table:table-cell>
          <table:table-cell office:value-type="float" office:value="73" calcext:value-type="float">
            <text:p>73</text:p>
          </table:table-cell>
          <table:table-cell office:value-type="float" office:value="17.755" calcext:value-type="float">
            <text:p>17.75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37.907" calcext:value-type="float">
            <text:p>37.907</text:p>
          </table:table-cell>
          <table:table-cell office:value-type="string" calcext:value-type="string">
            <text:p>E</text:p>
          </table:table-cell>
          <table:table-cell office:value-type="float" office:value="2230" calcext:value-type="float">
            <text:p>2230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MNT8</text:p>
          </table:table-cell>
          <table:table-cell office:value-type="float" office:value="73" calcext:value-type="float">
            <text:p>73</text:p>
          </table:table-cell>
          <table:table-cell office:value-type="float" office:value="11.693" calcext:value-type="float">
            <text:p>11.693</text:p>
          </table:table-cell>
          <table:table-cell office:value-type="string" calcext:value-type="string">
            <text:p>S</text:p>
          </table:table-cell>
          <table:table-cell office:value-type="float" office:value="158" calcext:value-type="float">
            <text:p>158</text:p>
          </table:table-cell>
          <table:table-cell office:value-type="float" office:value="42.209" calcext:value-type="float">
            <text:p>42.209</text:p>
          </table:table-cell>
          <table:table-cell office:value-type="string" calcext:value-type="string">
            <text:p>E</text:p>
          </table:table-cell>
          <table:table-cell office:value-type="float" office:value="2281" calcext:value-type="float">
            <text:p>22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NT9</text:p>
          </table:table-cell>
          <table:table-cell office:value-type="float" office:value="73" calcext:value-type="float">
            <text:p>73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S</text:p>
          </table:table-cell>
          <table:table-cell office:value-type="float" office:value="157" calcext:value-type="float">
            <text:p>157</text:p>
          </table:table-cell>
          <table:table-cell office:value-type="float" office:value="51.208" calcext:value-type="float">
            <text:p>51.208</text:p>
          </table:table-cell>
          <table:table-cell office:value-type="string" calcext:value-type="string">
            <text:p>E</text:p>
          </table:table-cell>
          <table:table-cell office:value-type="float" office:value="2326" calcext:value-type="float">
            <text:p>2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4.76" calcext:value-type="float">
            <text:p>44.76</text:p>
          </table:table-cell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489" calcext:value-type="float">
            <text:p>28.489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558" calcext:value-type="float">
            <text:p>4.558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s</text:p>
          </table:table-cell>
          <table:table-cell office:value-type="float" office:value="81" calcext:value-type="float">
            <text:p>81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1200" calcext:value-type="float">
            <text:p>12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ehall Glacier</text:p>
          </table:table-cell>
          <table:table-cell office:value-type="float" office:value="72" calcext:value-type="float">
            <text:p>72</text:p>
          </table:table-cell>
          <table:table-cell office:value-type="float" office:value="52.049" calcext:value-type="float">
            <text:p>52.04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12.982" calcext:value-type="float">
            <text:p>12.982</text:p>
          </table:table-cell>
          <table:table-cell office:value-type="string" calcext:value-type="string">
            <text:p>E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" table:style-name="ta1">
        <table:table-column table:style-name="co24" table:default-cell-style-name="ce19"/>
        <table:table-column table:style-name="co2" table:default-cell-style-name="ce19"/>
        <table:table-column table:style-name="co7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2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26" table:default-cell-style-name="ce19"/>
        <table:table-column table:style-name="co11" table:number-columns-repeated="1012" table:default-cell-style-name="ce19"/>
        <table:table-row table:style-name="ro1"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Latitude (degrees)</text:p>
          </table:table-cell>
          <table:table-cell table:style-name="ce10" office:value-type="string" calcext:value-type="string">
            <text:p>Latitude (millidegrees)</text:p>
          </table:table-cell>
          <table:table-cell table:style-name="ce10" office:value-type="string" calcext:value-type="string">
            <text:p>Latitude (minutes)</text:p>
          </table:table-cell>
          <table:table-cell table:style-name="ce10" office:value-type="string" calcext:value-type="string">
            <text:p>Latitude (cardinality)</text:p>
          </table:table-cell>
          <table:table-cell table:style-name="ce10" office:value-type="string" calcext:value-type="string">
            <text:p>Longitude (degrees)</text:p>
          </table:table-cell>
          <table:table-cell table:style-name="ce10" office:value-type="string" calcext:value-type="string">
            <text:p>Longitude (millidegrees)</text:p>
          </table:table-cell>
          <table:table-cell table:style-name="ce10" office:value-type="string" calcext:value-type="string">
            <text:p>Longitude (minutes)</text:p>
          </table:table-cell>
          <table:table-cell table:style-name="ce10" office:value-type="string" calcext:value-type="string">
            <text:p>Longitude (cardinality)</text:p>
          </table:table-cell>
          <table:table-cell table:style-name="ce10" office:value-type="string" calcext:value-type="string">
            <text:p>Altitude above sea level (m)</text:p>
          </table:table-cell>
          <table:table-cell table:style-name="ce10" office:value-type="string" calcext:value-type="string">
            <text:p>Established</text:p>
          </table:table-cell>
          <table:table-cell table:style-name="ce10" office:value-type="string" calcext:value-type="string">
            <text:p>Current status</text:p>
          </table:table-cell>
          <table:table-cell table:style-name="ce10" table:number-columns-repeated="1012"/>
        </table:table-row>
        <table:table-row table:style-name="ro1">
          <table:table-cell table:style-name="ce10" office:value-type="string" calcext:value-type="string">
            <text:p>site_name</text:p>
          </table:table-cell>
          <table:table-cell table:style-name="ce10" office:value-type="string" calcext:value-type="string">
            <text:p>latitude_d</text:p>
          </table:table-cell>
          <table:table-cell table:style-name="ce10" office:value-type="string" calcext:value-type="string">
            <text:p>latitude_md</text:p>
          </table:table-cell>
          <table:table-cell table:style-name="ce10" office:value-type="string" calcext:value-type="string">
            <text:p>latitude_m</text:p>
          </table:table-cell>
          <table:table-cell table:style-name="ce10" office:value-type="string" calcext:value-type="string">
            <text:p>latitude_c</text:p>
          </table:table-cell>
          <table:table-cell table:style-name="ce10" office:value-type="string" calcext:value-type="string">
            <text:p>longitude_d</text:p>
          </table:table-cell>
          <table:table-cell table:style-name="ce10" office:value-type="string" calcext:value-type="string">
            <text:p>longitude_md</text:p>
          </table:table-cell>
          <table:table-cell table:style-name="ce10" office:value-type="string" calcext:value-type="string">
            <text:p>longitude_m</text:p>
          </table:table-cell>
          <table:table-cell table:style-name="ce10" office:value-type="string" calcext:value-type="string">
            <text:p>longitude_c</text:p>
          </table:table-cell>
          <table:table-cell table:style-name="ce10" office:value-type="string" calcext:value-type="string">
            <text:p>alt_masl</text:p>
          </table:table-cell>
          <table:table-cell table:style-name="ce10" office:value-type="string" calcext:value-type="string">
            <text:p>Established</text:p>
          </table:table-cell>
          <table:table-cell table:style-name="ce10" office:value-type="string" calcext:value-type="string">
            <text:p>current_status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0.06*[.C3]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0.06*[.G3]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3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formula="of:=0.06*[.C4]" office:value-type="float" office:value="2.64" calcext:value-type="float">
            <text:p>2.6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51" calcext:value-type="float">
            <text:p>651</text:p>
          </table:table-cell>
          <table:table-cell table:formula="of:=0.06*[.G4]" office:value-type="float" office:value="39.06" calcext:value-type="float">
            <text:p>39.06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0.06*[.C5]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0.06*[.G5]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3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0.06*[.C6]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0.06*[.G6]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3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0.06*[.C7]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0.06*[.G7]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3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anna</text:p>
          </table:table-cell>
          <table:table-cell office:value-type="float" office:value="83" calcext:value-type="float">
            <text:p>83</text:p>
          </table:table-cell>
          <table:table-cell office:value-type="float" office:value="889" calcext:value-type="float">
            <text:p>889</text:p>
          </table:table-cell>
          <table:table-cell table:formula="of:=0.06*[.C8]" office:value-type="float" office:value="53.34" calcext:value-type="float">
            <text:p>53.34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54" calcext:value-type="float">
            <text:p>154</text:p>
          </table:table-cell>
          <table:table-cell table:formula="of:=0.06*[.G8]" office:value-type="float" office:value="9.24" calcext:value-type="float">
            <text:p>9.24</text:p>
          </table:table-cell>
          <table:table-cell office:value-type="string" calcext:value-type="string">
            <text:p>W</text:p>
          </table:table-cell>
          <table:table-cell office:value-type="float" office:value="525" calcext:value-type="float">
            <text:p>525</text:p>
          </table:table-cell>
          <table:table-cell table:style-name="ce13" office:value-type="date" office:date-value="2002-01-15" calcext:value-type="date">
            <text:p>2002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0.06*[.C9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04" calcext:value-type="float">
            <text:p>404</text:p>
          </table:table-cell>
          <table:table-cell table:formula="of:=0.06*[.G9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530" calcext:value-type="float">
            <text:p>1530</text:p>
          </table:table-cell>
          <table:table-cell table:style-name="ce13" office:value-type="date" office:date-value="2011-01-16" calcext:value-type="date">
            <text:p>2011-01-1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0.06*[.C10]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0.06*[.G10]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3" office:value-type="date" office:date-value="2011-12-01" calcext:value-type="date">
            <text:p>2011-1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0.06*[.C11]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0.06*[.G11]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3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table:formula="of:=0.06*[.C12]" office:value-type="float" office:value="1.14" calcext:value-type="float">
            <text:p>1.1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0.06*[.G12]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3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olyn</text:p>
          </table:table-cell>
          <table:table-cell office:value-type="float" office:value="79" calcext:value-type="float">
            <text:p>79</text:p>
          </table:table-cell>
          <table:table-cell office:value-type="float" office:value="939" calcext:value-type="float">
            <text:p>939</text:p>
          </table:table-cell>
          <table:table-cell table:formula="of:=0.06*[.C13]" office:value-type="float" office:value="56.34" calcext:value-type="float">
            <text:p>56.34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884" calcext:value-type="float">
            <text:p>884</text:p>
          </table:table-cell>
          <table:table-cell table:formula="of:=0.06*[.G13]" office:value-type="float" office:value="53.04" calcext:value-type="float">
            <text:p>53.04</text:p>
          </table:table-cell>
          <table:table-cell office:value-type="string" calcext:value-type="string">
            <text:p>E</text:p>
          </table:table-cell>
          <table:table-cell office:value-type="float" office:value="52" calcext:value-type="float">
            <text:p>52</text:p>
          </table:table-cell>
          <table:table-cell table:style-name="ce13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0.06*[.C14]" office:value-type="float" office:value="4.26" calcext:value-type="float">
            <text:p>4.2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0.06*[.G14]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3" office:value-type="date" office:date-value="2008-02-01" calcext:value-type="date">
            <text:p>2008-02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0.06*[.C15]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0.06*[.G15]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0.06*[.C16]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0.06*[.G16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3" office:value-type="date" office:date-value="2011-01-21" calcext:value-type="date">
            <text:p>2011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0.06*[.C17]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0.06*[.G17]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0.06*[.C18]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0.06*[.G18]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3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table:formula="of:=0.06*[.C19]" office:value-type="float" office:value="1.86" calcext:value-type="float">
            <text:p>1.8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0.06*[.G19]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3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0.06*[.C20]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0.06*[.G20]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3" office:value-type="date" office:date-value="2010-01-29" calcext:value-type="date">
            <text:p>2010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0.06*[.C21]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0.06*[.G21]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3" office:value-type="date" office:date-value="2000-01-18" calcext:value-type="date">
            <text:p>2000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73" calcext:value-type="float">
            <text:p>473</text:p>
          </table:table-cell>
          <table:table-cell table:formula="of:=0.06*[.C22]" office:value-type="float" office:value="28.38" calcext:value-type="float">
            <text:p>28.38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table:formula="of:=0.06*[.G22]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51" calcext:value-type="float">
            <text:p>51</text:p>
          </table:table-cell>
          <table:table-cell table:style-name="ce13" office:value-type="date" office:date-value="2009-01-24" calcext:value-type="date">
            <text:p>2009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81" calcext:value-type="float">
            <text:p>81</text:p>
          </table:table-cell>
          <table:table-cell office:value-type="float" office:value="496" calcext:value-type="float">
            <text:p>496</text:p>
          </table:table-cell>
          <table:table-cell table:formula="of:=0.06*[.C23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947" calcext:value-type="float">
            <text:p>947</text:p>
          </table:table-cell>
          <table:table-cell table:formula="of:=0.06*[.G23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45" calcext:value-type="float">
            <text:p>45</text:p>
          </table:table-cell>
          <table:table-cell table:style-name="ce13" office:value-type="date" office:date-value="2010-02-02" calcext:value-type="date">
            <text:p>2010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3" calcext:value-type="float">
            <text:p>903</text:p>
          </table:table-cell>
          <table:table-cell table:formula="of:=0.06*[.C24]"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53" calcext:value-type="float">
            <text:p>853</text:p>
          </table:table-cell>
          <table:table-cell table:formula="of:=0.06*[.G24]" office:value-type="float" office:value="51.18" calcext:value-type="float">
            <text:p>51.18</text:p>
          </table:table-cell>
          <table:table-cell office:value-type="string" calcext:value-type="string">
            <text:p>W</text:p>
          </table:table-cell>
          <table:table-cell office:value-type="float" office:value="988.935" calcext:value-type="float">
            <text:p>988.935</text:p>
          </table:table-cell>
          <table:table-cell table:style-name="ce13" office:value-type="date" office:date-value="2012-01-20" calcext:value-type="date">
            <text:p>2012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0.06*[.C25]" office:value-type="float" office:value="5.1" calcext:value-type="float">
            <text:p>5.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0.06*[.G25]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88" calcext:value-type="float">
            <text:p>188</text:p>
          </table:table-cell>
          <table:table-cell table:style-name="ce13" office:value-type="date" office:date-value="2011-01-11" calcext:value-type="date">
            <text:p>2011-01-1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0.06*[.C26]" office:value-type="float" office:value="5.04" calcext:value-type="float">
            <text:p>5.0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9" calcext:value-type="float">
            <text:p>819</text:p>
          </table:table-cell>
          <table:table-cell table:formula="of:=0.06*[.G26]" office:value-type="float" office:value="49.14" calcext:value-type="float">
            <text:p>49.14</text:p>
          </table:table-cell>
          <table:table-cell office:value-type="string" calcext:value-type="string">
            <text:p>E</text:p>
          </table:table-cell>
          <table:table-cell office:value-type="float" office:value="44" calcext:value-type="float">
            <text:p>44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0.06*[.C27]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0.06*[.G27]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0.06*[.C28]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3" calcext:value-type="float">
            <text:p>403</text:p>
          </table:table-cell>
          <table:table-cell table:formula="of:=0.06*[.G28]"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3" office:value-type="date" office:date-value="2012-01-18" calcext:value-type="date">
            <text:p>2012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table:formula="of:=0.06*[.C29]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0.06*[.G29]" office:value-type="float" office:value="1.5" calcext:value-type="float">
            <text:p>1.5</text:p>
          </table:table-cell>
          <table:table-cell office:value-type="string" calcext:value-type="string">
            <text:p>W</text:p>
          </table:table-cell>
          <table:table-cell office:value-type="float" office:value="2755" calcext:value-type="float">
            <text:p>2755</text:p>
          </table:table-cell>
          <table:table-cell table:style-name="ce13" office:value-type="date" office:date-value="2008-01-18" calcext:value-type="date">
            <text:p>2008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0.06*[.C30]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0.06*[.G30]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3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0.06*[.C31]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0.06*[.G31]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3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0.06*[.C32]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0.06*[.G32]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3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0.06*[.C33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0.06*[.G33]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3" office:value-type="date" office:date-value="2011-12-17" calcext:value-type="date">
            <text:p>2011-12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96" calcext:value-type="float">
            <text:p>496</text:p>
          </table:table-cell>
          <table:table-cell table:formula="of:=0.06*[.C34]" office:value-type="float" office:value="29.76" calcext:value-type="float">
            <text:p>29.7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89" calcext:value-type="float">
            <text:p>789</text:p>
          </table:table-cell>
          <table:table-cell table:formula="of:=0.06*[.G34]" office:value-type="float" office:value="47.34" calcext:value-type="float">
            <text:p>47.34</text:p>
          </table:table-cell>
          <table:table-cell office:value-type="string" calcext:value-type="string">
            <text:p>E</text:p>
          </table:table-cell>
          <table:table-cell office:value-type="float" office:value="37" calcext:value-type="float">
            <text:p>37</text:p>
          </table:table-cell>
          <table:table-cell table:style-name="ce13" office:value-type="date" office:date-value="2008-01-07" calcext:value-type="date">
            <text:p>2008-01-0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0.06*[.C35]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0.06*[.G35]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3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439" calcext:value-type="float">
            <text:p>439</text:p>
          </table:table-cell>
          <table:table-cell table:formula="of:=0.06*[.C36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06" calcext:value-type="float">
            <text:p>406</text:p>
          </table:table-cell>
          <table:table-cell table:formula="of:=0.06*[.G36]" office:value-type="float" office:value="24.36" calcext:value-type="float">
            <text:p>24.36</text:p>
          </table:table-cell>
          <table:table-cell office:value-type="string" calcext:value-type="string">
            <text:p>E</text:p>
          </table:table-cell>
          <table:table-cell office:value-type="float" office:value="43" calcext:value-type="float">
            <text:p>43</text:p>
          </table:table-cell>
          <table:table-cell table:style-name="ce13" office:value-type="date" office:date-value="2009-01-21" calcext:value-type="date">
            <text:p>2009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table:formula="of:=0.06*[.C37]" office:value-type="float" office:value="13.32" calcext:value-type="float">
            <text:p>13.3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formula="of:=0.06*[.G37]" office:value-type="float" office:value="0.9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float" office:value="44.856" calcext:value-type="float">
            <text:p>44.856</text:p>
          </table:table-cell>
          <table:table-cell table:style-name="ce13" office:value-type="date" office:date-value="2011-12-02" calcext:value-type="date">
            <text:p>2011-1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0.06*[.C38]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0.06*[.G38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3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39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0.06*[.G39]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3" office:value-type="date" office:date-value="1999-01-11" calcext:value-type="date">
            <text:p>1999-01-1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0.06*[.C40]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0.06*[.G40]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3" office:value-type="date" office:date-value="2011-11-30" calcext:value-type="date">
            <text:p>2011-11-3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0.06*[.C41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0.06*[.G41]"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7" calcext:value-type="float">
            <text:p>67</text:p>
          </table:table-cell>
          <table:table-cell table:style-name="ce13" office:value-type="date" office:date-value="2008-11-12" calcext:value-type="date">
            <text:p>2008-11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21" calcext:value-type="float">
            <text:p>921</text:p>
          </table:table-cell>
          <table:table-cell table:formula="of:=0.06*[.C42]" office:value-type="float" office:value="55.26" calcext:value-type="float">
            <text:p>55.2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table:formula="of:=0.06*[.G42]"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62" calcext:value-type="float">
            <text:p>62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lene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formula="of:=0.06*[.C43]"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table:formula="of:=0.06*[.G43]"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table:style-name="ce13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0.06*[.C44]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0.06*[.G44]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3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0.06*[.C45]"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0.06*[.G45]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3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unt Siple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table:formula="of:=0.06*[.C46]" office:value-type="float" office:value="11.88" calcext:value-type="float">
            <text:p>11.88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52" calcext:value-type="float">
            <text:p>52</text:p>
          </table:table-cell>
          <table:table-cell table:formula="of:=0.06*[.G46]" office:value-type="float" office:value="3.12" calcext:value-type="float">
            <text:p>3.12</text:p>
          </table:table-cell>
          <table:table-cell office:value-type="string" calcext:value-type="string">
            <text:p>W</text:p>
          </table:table-cell>
          <table:table-cell office:value-type="float" office:value="230" calcext:value-type="float">
            <text:p>230</text:p>
          </table:table-cell>
          <table:table-cell table:style-name="ce13" office:value-type="date" office:date-value="1992-02-20" calcext:value-type="date">
            <text:p>1992-02-20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scent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table:formula="of:=0.06*[.C47]"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4" calcext:value-type="float">
            <text:p>474</text:p>
          </table:table-cell>
          <table:table-cell table:formula="of:=0.06*[.G47]"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style-name="ce13" office:value-type="date" office:date-value="2004-11-02" calcext:value-type="date">
            <text:p>2004-11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0.06*[.C48]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0.06*[.G48]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3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0.06*[.C49]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0.06*[.G49]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3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7" calcext:value-type="float">
            <text:p>957</text:p>
          </table:table-cell>
          <table:table-cell table:formula="of:=0.06*[.C50]" office:value-type="float" office:value="57.42" calcext:value-type="float">
            <text:p>57.4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15" calcext:value-type="float">
            <text:p>515</text:p>
          </table:table-cell>
          <table:table-cell table:formula="of:=0.06*[.G50]" office:value-type="float" office:value="30.9" calcext:value-type="float">
            <text:p>30.9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3" office:value-type="date" office:date-value="2010-01-24" calcext:value-type="date">
            <text:p>2010-01-2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formula="of:=0.06*[.C51]" office:value-type="float" office:value="4.92" calcext:value-type="float">
            <text:p>4.9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0.06*[.G51]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3" office:value-type="date" office:date-value="1999-12-18" calcext:value-type="date">
            <text:p>1999-12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0.06*[.C52]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0.06*[.G52]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3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0.06*[.C53]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0.06*[.G53]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3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0.06*[.C54]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0.06*[.G54]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3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0.06*[.C55]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0.06*[.G55]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3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6" calcext:value-type="float">
            <text:p>656</text:p>
          </table:table-cell>
          <table:table-cell table:formula="of:=0.06*[.C56]"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773" calcext:value-type="float">
            <text:p>773</text:p>
          </table:table-cell>
          <table:table-cell table:formula="of:=0.06*[.G56]"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.603" calcext:value-type="float">
            <text:p>667.603</text:p>
          </table:table-cell>
          <table:table-cell table:style-name="ce13" office:value-type="date" office:date-value="2011-12-08" calcext:value-type="date">
            <text:p>2011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599" calcext:value-type="float">
            <text:p>599</text:p>
          </table:table-cell>
          <table:table-cell table:formula="of:=0.06*[.C57]" office:value-type="float" office:value="35.94" calcext:value-type="float">
            <text:p>35.94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11" calcext:value-type="float">
            <text:p>811</text:p>
          </table:table-cell>
          <table:table-cell table:formula="of:=0.06*[.G57]" office:value-type="float" office:value="48.66" calcext:value-type="float">
            <text:p>48.66</text:p>
          </table:table-cell>
          <table:table-cell office:value-type="string" calcext:value-type="string">
            <text:p>W</text:p>
          </table:table-cell>
          <table:table-cell office:value-type="float" office:value="1463" calcext:value-type="float">
            <text:p>1463</text:p>
          </table:table-cell>
          <table:table-cell table:style-name="ce13" office:value-type="date" office:date-value="1994-11-29" calcext:value-type="date">
            <text:p>1994-11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0.06*[.C58]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0.06*[.G58]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3" office:value-type="date" office:date-value="2011-01-15" calcext:value-type="date">
            <text:p>2011-01-15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66" calcext:value-type="float">
            <text:p>466</text:p>
          </table:table-cell>
          <table:table-cell table:formula="of:=0.06*[.C59]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782" calcext:value-type="float">
            <text:p>782</text:p>
          </table:table-cell>
          <table:table-cell table:formula="of:=0.06*[.G59]" office:value-type="float" office:value="46.92" calcext:value-type="float">
            <text:p>46.92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style-name="ce13" office:value-type="date" office:date-value="2009-01-23" calcext:value-type="date">
            <text:p>2009-0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0.06*[.C60]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0.06*[.G60]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3" office:value-type="date" office:date-value="2013-01-01" calcext:value-type="date">
            <text:p>2013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0.06*[.C61]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0.06*[.G61]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3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0.06*[.C62]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0.06*[.G62]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3" office:value-type="date" office:date-value="2011-01-08" calcext:value-type="date">
            <text:p>2011-01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5" calcext:value-type="float">
            <text:p>725</text:p>
          </table:table-cell>
          <table:table-cell table:formula="of:=0.06*[.C63]" office:value-type="float" office:value="43.5" calcext:value-type="float">
            <text:p>43.5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87" calcext:value-type="float">
            <text:p>687</text:p>
          </table:table-cell>
          <table:table-cell table:formula="of:=0.06*[.G63]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table:style-name="ce13" office:value-type="date" office:date-value="2010-01-25" calcext:value-type="date">
            <text:p>2010-01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17:18.1930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3.1.2$MacOSX_X86_64 LibreOffice_project/e80a0e0fd1875e1696614d24c32df0f95f03deb2</meta:generator>
    <dc:date>2017-04-12T14:17:43.367542000</dc:date>
    <meta:editing-duration>PT17H31M12S</meta:editing-duration>
    <meta:editing-cycles>194</meta:editing-cycles>
    <meta:document-statistic meta:table-count="4" meta:cell-count="4140" meta:object-count="0"/>
  </office:meta>
</office:document-meta>
</file>